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 Unicode MS1" style:font-size-complex="12pt" style:language-complex="hi" style:country-complex="IN" loext:font-optical-sizing="auto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 Unicode MS1" style:font-size-complex="12pt" style:language-complex="hi" style:country-complex="IN" loext:font-optical-sizing="auto" fo:hyphenate="false" fo:hyphenation-remain-char-count="2" fo:hyphenation-push-char-count="2" loext:hyphenation-no-caps="false" loext:hyphenation-no-last-word="false" loext:hyphenation-word-char-count="5" loext:hyphenation-zone="no-limit" loext:hyphenation-compound-remain-char-count="2" loext:hyphenation-compound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7T16:50:47.332820200</meta:creation-date>
    <meta:editing-cycles>1</meta:editing-cycles>
    <meta:editing-duration>PT44S</meta:editing-duration>
    <dc:date>2026-03-17T16:51:31.892178400</dc:date>
    <meta:document-statistic meta:table-count="0" meta:image-count="0" meta:object-count="0" meta:page-count="1" meta:paragraph-count="0" meta:word-count="0" meta:character-count="0" meta:non-whitespace-character-count="0"/>
    <meta:generator>LibreOfficeDev/26.8.0.0.alpha0$Windows_X86_64 LibreOffice_project/bb24b8ec8f8a3bef6efece607479fff9541e30ff</meta:generator>
    <meta:user-defined meta:name="ABC">no</meta:user-defined>
    <meta:user-defined meta:name="abc">yes</meta:user-defined>
  </office:meta>
</office:document-meta>
</file>